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3fa1" officeooo:paragraph-rsid="00113fa1" style:language-asian="zh" style:country-asian="TW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801cm" style:auto-text-indent="false" style:page-number="auto" fo:background-color="transparent"/>
      <style:text-properties officeooo:rsid="00113fa1" officeooo:paragraph-rsid="00113fa1" style:language-asian="zh" style:country-asian="TW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/>
      <style:text-properties officeooo:rsid="00113fa1" officeooo:paragraph-rsid="00113fa1" style:language-asian="zh" style:country-asian="TW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431d8"/>
    </style:style>
    <style:style style:name="T3" style:family="text">
      <style:text-properties officeooo:rsid="0014b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同意書</text:p>
      <text:p text:style-name="P1"/>
      <text:p text:style-name="P2">本人 _______ 於西元 <text:s text:c="3"/>年 <text:s/>月 <text:s text:c="2"/>日加入有奈教，願遵守教主 <text:span text:style-name="T1">日瀬健人 </text:span>的所有指示，如有違背，願接受包含除籍的任何處罰。</text:p>
      <text:p text:style-name="P3"/>
      <text:p text:style-name="P3">如教主過世而且沒有順利交接，同意書即失效。</text:p>
      <text:p text:style-name="P3"/>
      <text:p text:style-name="P3">如指示違反當地國家法律或是國際法，也需要遵守，在有奈教，法律並不是我們遵從的原則。</text:p>
      <text:p text:style-name="P3"/>
      <text:p text:style-name="P3">簽名 ______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16:53:35.874000000</meta:creation-date>
    <dc:date>2024-08-07T17:00:25.993000000</dc:date>
    <meta:editing-duration>PT6M49S</meta:editing-duration>
    <meta:editing-cycles>4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5" meta:word-count="116" meta:character-count="160" meta:non-whitespace-character-count="146"/>
  </office:meta>
</office:document-meta>
</file>